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3766e" draw:marker-start-width="0.321cm" draw:marker-end-width="0.321cm" svg:stroke-opacity="100%" draw:opacity="0%" draw:textarea-horizontal-align="justify" draw:textarea-vertical-align="middle" draw:auto-grow-height="false" fo:min-height="5.461cm" fo:min-width="6.9cm" fo:padding-top="0.165cm" fo:padding-bottom="0.165cm" fo:padding-left="0.29cm" fo:padding-right="0.29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15cm" fo:min-width="7cm"/>
    </style:style>
    <style:style style:name="gr3" style:family="graphic" style:parent-style-name="standard">
      <style:graphic-properties svg:stroke-opacity="0%" draw:opacity="0%" draw:textarea-horizontal-align="justify" draw:textarea-vertical-align="middle" draw:auto-grow-height="false" fo:min-height="0.85cm" fo:min-width="8.3cm"/>
    </style:style>
    <style:style style:name="P1" style:family="paragraph">
      <loext:graphic-properties draw:opacity="0%"/>
      <style:paragraph-properties fo:text-align="center"/>
      <style:text-properties fo:color="#33766e"/>
    </style:style>
    <style:style style:name="P2" style:family="paragraph">
      <style:paragraph-properties fo:text-align="center"/>
      <style:text-properties fo:color="#33766e"/>
    </style:style>
    <style:style style:name="P3" style:family="paragraph">
      <style:paragraph-properties fo:text-align="start"/>
      <style:text-properties fo:color="#33766e"/>
    </style:style>
    <style:style style:name="P4" style:family="paragraph">
      <loext:graphic-properties draw:opacity="0%"/>
      <style:paragraph-properties fo:text-align="start"/>
      <style:text-properties fo:color="#33766e"/>
    </style:style>
    <style:style style:name="T1" style:family="text">
      <style:text-properties fo:color="#33766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3cm" svg:height="7.2cm" svg:x="6.3cm" svg:y="8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1" draw:layer="layout" svg:width="7.5cm" svg:height="1.4cm" svg:x="8.1cm" svg:y="8.3cm">
          <text:p text:style-name="P2"><text:span text:style-name="T1">app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8cm" svg:height="1.1cm" svg:x="6.8cm" svg:y="12.1cm">
          <text:p text:style-name="P3">3<text:tab/> <text:s/>usermail <text:tab/> <text:s/><text:tab/>varcha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8cm" svg:height="1.1cm" svg:x="6.8cm" svg:y="13.2cm">
          <text:p text:style-name="P3">4<text:tab/> <text:s/>userpassword<text:tab/>varcha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8cm" svg:height="1.1cm" svg:x="6.8cm" svg:y="14.3cm">
          <text:p text:style-name="P3">5<text:tab/> <text:s/>rootpath<text:tab/><text:tab/>varcha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8cm" svg:height="1.1cm" svg:x="6.8cm" svg:y="9.9cm">
          <text:p text:style-name="P3">1<text:tab/> <text:s/>servername <text:tab/>varcha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8cm" svg:height="1.1cm" svg:x="6.8cm" svg:y="11cm">
          <text:p text:style-name="P3">2<text:tab/> <text:s/>serverport<text:tab/> <text:s/><text:tab/>varcha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1:02:12.690000000</meta:creation-date>
    <dc:date>2017-05-12T08:50:29.074000000</dc:date>
    <meta:editing-duration>PT15M33S</meta:editing-duration>
    <meta:editing-cycles>2</meta:editing-cycles>
    <meta:generator>LibreOffice/5.3.2.2$Windows_x86 LibreOffice_project/6cd4f1ef626f15116896b1d8e1398b56da0d0ee1</meta:generator>
    <meta:document-statistic meta:object-count="7"/>
  </office:meta>
</office:document-meta>
</file>